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7eb6" officeooo:paragraph-rsid="001e7eb6"/>
    </style:style>
    <style:style style:name="P2" style:family="paragraph" style:parent-style-name="Standard">
      <style:text-properties officeooo:paragraph-rsid="001e7eb6"/>
    </style:style>
    <style:style style:name="P3" style:family="paragraph" style:parent-style-name="Standard">
      <style:text-properties officeooo:paragraph-rsid="0021513f"/>
    </style:style>
    <style:style style:name="T1" style:family="text">
      <style:text-properties officeooo:rsid="001e7eb6"/>
    </style:style>
    <style:style style:name="T2" style:family="text">
      <style:text-properties officeooo:rsid="001f88ba"/>
    </style:style>
    <style:style style:name="T3" style:family="text">
      <style:text-properties officeooo:rsid="00215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D. Avitabile</text:p>
      <text:p text:style-name="P1"/>
      <text:p text:style-name="P1">Opinion formation model</text:p>
      <text:p text:style-name="P1"/>
      <text:p text:style-name="P2"><text:span text:style-name="T1">Normal d</text:span><text:span text:style-name="T2">is</text:span><text:span text:style-name="T1">tributions are chosen such that this occurs with very high probability. How?</text:span></text:p>
      <text:p text:style-name="P3"><text:span text:style-name="T3">I used box-muller and discarded bad values, Les effici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Nuffel</meta:initial-creator>
    <meta:creation-date>2015-04-27T20:14:13</meta:creation-date>
    <dc:date>2015-04-27T20:28:33</dc:date>
    <dc:creator>Pieter Nuffel</dc:creator>
    <meta:editing-duration>PT32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4" meta:word-count="29" meta:character-count="193" meta:non-whitespace-character-count="168"/>
  </office:meta>
</office:document-meta>
</file>